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36775972283510699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simplifié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syntaxe affectation caractère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que fait (apparemment) automatiquement le compilateur lors de divisions d'entiers donnant un nombre pas entier ?</text:p>
                    </text:list-item>
                    <text:list-item>
                      <text:p text:style-name="P2">du coup, si on veut être sur d'obtenir un entier...</text:p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<text:soft-page-break/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ier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<text:soft-page-break/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2">différence principale while / do while niveau nombre d'exécutions</text:p>
                    </text:list-item>
                    <text:list-item>
                      <text:p text:style-name="P2">syntaxe générale</text:p>
                    </text:list-item>
                  </text:list>
                </text:list-item>
                <text:list-item>
                  <text:p text:style-name="P5">la boucle for</text:p>
                  <text:list>
                    <text:list-item>
                      <text:p text:style-name="P2">syntaxe générale</text:p>
                    </text:list-item>
                    <text:list-item>
                      <text:p text:style-name="P2">plusieurs variables / conditions etc en en-tête</text:p>
                    </text:list-item>
                    <text:list-item>
                      <text:p text:style-name="P2">d'autres types d'instruction en en-tête</text:p>
                    </text:list-item>
                  </text:list>
                </text:list-item>
              </text:list>
            </text:list-item>
            <text:list-item>
              <text:p text:style-name="P5">TP conversion celsius fahrenheit</text:p>
              <text:list>
                <text:list-item>
                  <text:p text:style-name="P2">type général pouvant presque tout acceuillire</text:p>
                </text:list-item>
                <text:list-item>
                  <text:p text:style-name="P2">stocker entrée de ce "type"</text:p>
                </text:list-item>
                <text:list-item>
                  <text:p text:style-name="P2">vérifier le type d'une variable</text:p>
                </text:list-item>
              </text:list>
            </text:list-item>
            <text:list-item>
              <text:p text:style-name="P5">Les tableaux</text:p>
              <text:list>
                <text:list-item>
                  <text:p text:style-name="P5"><text:soft-page-break/>tableau unidimensionnel</text:p>
                  <text:list>
                    <text:list-item>
                      <text:p text:style-name="P5">qu'est ce qu'un tableau, et comment il se présente en mémoire ?</text:p>
                    </text:list-item>
                    <text:list-item>
                      <text:p text:style-name="P5">2 syntaxes définition et initialisation tableau</text:p>
                      <text:list>
                        <text:list-item>
                          <text:p text:style-name="P5">grosse particularité par rapport à C etc !!!</text:p>
                        </text:list-item>
                      </text:list>
                    </text:list-item>
                  </text:list>
                </text:list-item>
                <text:list-item>
                  <text:p text:style-name="P5">tableaux multidimensionnels</text:p>
                  <text:list>
                    <text:list-item>
                      <text:p text:style-name="P5">2 syntaxes création tableau multidimensionnel</text:p>
                    </text:list-item>
                    <text:list-item>
                      <text:p text:style-name="P5">2 particularités</text:p>
                    </text:list-item>
                  </text:list>
                </text:list-item>
                <text:list-item>
                  <text:p text:style-name="P5">utiliser un tableau et chercher dedans</text:p>
                  <text:list>
                    <text:list-item>
                      <text:p text:style-name="P5">quelle est l'indice de première case d'un tableau ?</text:p>
                    </text:list-item>
                    <text:list-item>
                      <text:p text:style-name="P5">comment obtenir la longeur d'un tableau ?</text:p>
                      <text:list>
                        <text:list-item>
                          <text:p text:style-name="P5">attention : quelle est la nature ce qui permet de l'obtenir ?</text:p>
                        </text:list-item>
                      </text:list>
                    </text:list-item>
                    <text:list-item>
                      <text:p text:style-name="P5">qu'est ce qu'un tableau en java ?</text:p>
                    </text:list-item>
                    <text:list-item>
                      <text:p text:style-name="P5">syntaxe spéciale pour boucles for pour les tableaux</text:p>
                    </text:list-item>
                    <text:list-item>
                      <text:p text:style-name="P5">appliquer cette syntaxe pour les tableaux multidimensionnels (un peu complexe)</text:p>
                    </text:list-item>
                  </text:list>
                </text:list-item>
              </text:list>
            </text:list-item>
            <text:list-item>
              <text:p text:style-name="P5">les méthodes de class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0-30T12:41:02</dc:date>
    <dc:creator>yjfjyf jjku</dc:creator>
    <meta:editing-duration>PT12H27M53S</meta:editing-duration>
    <meta:editing-cycles>211</meta:editing-cycles>
    <meta:document-statistic meta:table-count="0" meta:image-count="0" meta:object-count="0" meta:page-count="5" meta:paragraph-count="207" meta:word-count="1429" meta:character-count="7761"/>
  </office:meta>
</office:document-meta>
</file>